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12ca" officeooo:paragraph-rsid="000b12ca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b12ca" officeooo:paragraph-rsid="000b12ca" style:font-weight-asian="bold" style:font-weight-complex="bold"/>
    </style:style>
    <style:style style:name="P3" style:family="paragraph" style:parent-style-name="Standard">
      <style:text-properties fo:font-weight="normal" officeooo:rsid="000b12ca" officeooo:paragraph-rsid="000b12ca" style:font-weight-asian="normal" style:font-weight-complex="normal"/>
    </style:style>
    <style:style style:name="P4" style:family="paragraph" style:parent-style-name="Standard">
      <style:text-properties fo:font-weight="normal" officeooo:rsid="000c546e" officeooo:paragraph-rsid="000c546e" style:font-weight-asian="normal" style:font-weight-complex="normal"/>
    </style:style>
    <style:style style:name="P5" style:family="paragraph" style:parent-style-name="Standard">
      <style:text-properties fo:font-weight="normal" officeooo:rsid="000c546e" officeooo:paragraph-rsid="000e3cb0" style:font-weight-asian="normal" style:font-weight-complex="normal"/>
    </style:style>
    <style:style style:name="P6" style:family="paragraph" style:parent-style-name="Standard">
      <style:text-properties fo:font-weight="normal" officeooo:rsid="000dad49" officeooo:paragraph-rsid="000dad49" style:font-weight-asian="normal" style:font-weight-complex="normal"/>
    </style:style>
    <style:style style:name="P7" style:family="paragraph" style:parent-style-name="Standard">
      <style:text-properties fo:font-weight="normal" officeooo:rsid="000f7bac" officeooo:paragraph-rsid="000f7bac" style:font-weight-asian="normal" style:font-weight-complex="normal"/>
    </style:style>
    <style:style style:name="P8" style:family="paragraph" style:parent-style-name="Standard">
      <style:text-properties fo:font-weight="normal" officeooo:rsid="00114c24" officeooo:paragraph-rsid="00114c2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c546e" officeooo:paragraph-rsid="000c546e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dad49" officeooo:paragraph-rsid="000dad49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3c677" officeooo:paragraph-rsid="0013c677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9396a" officeooo:paragraph-rsid="0019396a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style:font-name="Droid Sans Mono" fo:font-size="10.5pt" fo:font-style="normal" fo:font-weight="normal" officeooo:rsid="0013c677" officeooo:paragraph-rsid="001837c7" fo:background-color="#fffff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weight="bold" officeooo:rsid="000c546e" officeooo:paragraph-rsid="000c546e" style:font-weight-asian="bold" style:font-weight-complex="bold"/>
    </style:style>
    <style:style style:name="P15" style:family="paragraph" style:parent-style-name="Standard">
      <style:text-properties fo:font-weight="normal" officeooo:rsid="000e3cb0" officeooo:paragraph-rsid="000e3cb0" style:font-weight-asian="normal" style:font-weight-complex="normal"/>
    </style:style>
    <style:style style:name="P16" style:family="paragraph" style:parent-style-name="Standard">
      <style:text-properties fo:color="#000000" style:font-name="Droid Sans Mono" fo:font-size="10.5pt" fo:font-style="normal" fo:font-weight="normal" officeooo:rsid="0015ea28" officeooo:paragraph-rsid="001837c7" fo:background-color="#fffff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style:font-name="Droid Sans Mono" fo:font-size="10.5pt" fo:font-style="normal" fo:font-weight="normal" officeooo:rsid="0016191b" officeooo:paragraph-rsid="001837c7" fo:background-color="#fffff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italic" fo:font-weight="normal" officeooo:rsid="0019396a" officeooo:paragraph-rsid="0019396a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ac023" officeooo:paragraph-rsid="001a7fa4" style:font-style-asian="italic" style:font-weight-asian="normal" style:font-style-complex="italic" style:font-weight-complex="normal"/>
    </style:style>
    <style:style style:name="T1" style:family="text">
      <style:text-properties officeooo:rsid="000c54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dd798"/>
    </style:style>
    <style:style style:name="T5" style:family="text">
      <style:text-properties officeooo:rsid="00125bfa"/>
    </style:style>
    <style:style style:name="T6" style:family="text">
      <style:text-properties officeooo:rsid="00157e0e"/>
    </style:style>
    <style:style style:name="T7" style:family="text">
      <style:text-properties fo:color="#ff0000"/>
    </style:style>
    <style:style style:name="T8" style:family="text">
      <style:text-properties fo:color="#0451a5"/>
    </style:style>
    <style:style style:name="T9" style:family="text">
      <style:text-properties fo:color="#098658"/>
    </style:style>
    <style:style style:name="T10" style:family="text">
      <style:text-properties officeooo:rsid="0015ea28"/>
    </style:style>
    <style:style style:name="T11" style:family="text">
      <style:text-properties officeooo:rsid="00183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di 10 novembre 2020</text:p>
      <text:p text:style-name="P2"/>
      <text:p text:style-name="P2"/>
      <text:p text:style-name="P1">Cours numéro 6</text:p>
      <text:p text:style-name="P1"/>
      <text:p text:style-name="P3"/>
      <text:p text:style-name="P3">Block = 100 % pile = balises p <text:span text:style-name="T1">nav div header footer </text:span>br hr h1 h2 h3 etc </text:p>
      <text:p text:style-name="P3"/>
      <text:p text:style-name="P3">Inline = balises span img a mark strong em sup sub small abbr tittle time</text:p>
      <text:p text:style-name="P3"/>
      <text:p text:style-name="P9">Propriété <text:span text:style-name="T3">: </text:span></text:p>
      <text:p text:style-name="P14"/>
      <text:p text:style-name="P5"><text:span text:style-name="T2">display : inline </text:span>permet de passer d’un comportement block à Inline </text:p>
      <text:p text:style-name="P15">(en ligne)</text:p>
      <text:p text:style-name="P4"/>
      <text:p text:style-name="P5"><text:span text:style-name="T2">display : inline-block </text:span>permet de donner les deux comportements à la balise </text:p>
      <text:p text:style-name="P15">(en block l’un en dessous de l’autre)</text:p>
      <text:p text:style-name="P4"/>
      <text:p text:style-name="P4"><text:span text:style-name="T2">display : flex</text:span> impacte les décendants, <text:span text:style-name="T4">il permet de tout mettre sur une ligne</text:span></text:p>
      <text:p text:style-name="P4"/>
      <text:p text:style-name="P7">padding et margin = pour les marges sur le<text:span text:style-name="T6">s</text:span> coté<text:span text:style-name="T6">s</text:span> <text:span text:style-name="T6">en haut ou en bas</text:span></text:p>
      <text:p text:style-name="P4"/>
      <text:p text:style-name="P10">exercice : sur la balise ul </text:p>
      <text:p text:style-name="P6"/>
      <text:p text:style-name="P6">supprimer les points</text:p>
      <text:p text:style-name="P6"/>
      <text:p text:style-name="P6">supprimer les espaces </text:p>
      <text:p text:style-name="P6"/>
      <text:p text:style-name="P8">Voir slide 170 pour comprendre la priorité des Id <text:span text:style-name="T5">(vitesse 100)</text:span>, classe <text:span text:style-name="T5">(vitesse 10)</text:span>, élément <text:span text:style-name="T5">(vitesse 1)</text:span></text:p>
      <text:p text:style-name="P8"/>
      <text:p text:style-name="P11">exercice : balise a doivent ressembler à </text:p>
      <text:p text:style-name="P11"/>
      <text:p text:style-name="P11">ombre portée ombre bordure épaisse 0,5 </text:p>
      <text:p text:style-name="P11">texte menu même couleur que la bordure<text:tab/></text:p>
      <text:p text:style-name="P11"/>
      <text:p text:style-name="P12">{</text:p>
      <text:p text:style-name="P13"><text:span text:style-name="T7">border</text:span>: <text:span text:style-name="T8">cornsilk</text:span> <text:span text:style-name="T8">solid</text:span> <text:span text:style-name="T9">0.25rem</text:span>; </text:p>
      <text:p text:style-name="P13"/>
      <text:p text:style-name="P16">-(solid permet de changer le texte en gras etc) </text:p>
      <text:p text:style-name="P13"><text:span text:style-name="T10">-(0,25 rem permet de changer la taille de la bordure, le rm permet qu’elle s’adapte</text:span><text:span text:style-name="T11">)</text:span></text:p>
      <text:p text:style-name="P17">-(cornsilk c’est une couleur)</text:p>
      <text:p text:style-name="P12">}</text:p>
      <text:p text:style-name="P12"/>
      <text:p text:style-name="P19">transition se place dans le sélecteur ou il n’y a pas la pseudo class :hov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9:34:04.593932956</meta:creation-date>
    <dc:date>2020-11-10T15:49:04.638409418</dc:date>
    <meta:editing-duration>PT1H7M9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201" meta:character-count="1091" meta:non-whitespace-character-count="904"/>
  </office:meta>
</office:document-meta>
</file>